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41cm"/>
    </style:style>
    <style:style style:name="co3" style:family="table-column">
      <style:table-column-properties fo:break-before="auto" style:column-width="6.288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235cm"/>
    </style:style>
    <style:style style:name="co6" style:family="table-column">
      <style:table-column-properties fo:break-before="auto" style:column-width="4.43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222cm"/>
    </style:style>
    <style:style style:name="co9" style:family="table-column">
      <style:table-column-properties fo:break-before="auto" style:column-width="3.905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4.475cm" fo:break-before="auto" style:use-optimal-row-height="false"/>
    </style:style>
    <style:style style:name="ro3" style:family="table-row">
      <style:table-row-properties style:row-height="4.581cm" fo:break-before="auto" style:use-optimal-row-height="false"/>
    </style:style>
    <style:style style:name="ro4" style:family="table-row">
      <style:table-row-properties style:row-height="4.133cm" fo:break-before="auto" style:use-optimal-row-height="false"/>
    </style:style>
    <style:style style:name="ro5" style:family="table-row">
      <style:table-row-properties style:row-height="3.552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3.21cm" fo:break-before="auto" style:use-optimal-row-height="false"/>
    </style:style>
    <style:style style:name="ro8" style:family="table-row">
      <style:table-row-properties style:row-height="3.263cm" fo:break-before="auto" style:use-optimal-row-height="false"/>
    </style:style>
    <style:style style:name="ro9" style:family="table-row">
      <style:table-row-properties style:row-height="3.526cm" fo:break-before="auto" style:use-optimal-row-height="false"/>
    </style:style>
    <style:style style:name="ro10" style:family="table-row">
      <style:table-row-properties style:row-height="5.316cm" fo:break-before="auto" style:use-optimal-row-height="false"/>
    </style:style>
    <style:style style:name="ro11" style:family="table-row">
      <style:table-row-properties style:row-height="3.448cm" fo:break-before="auto" style:use-optimal-row-height="false"/>
    </style:style>
    <style:style style:name="ro12" style:family="table-row">
      <style:table-row-properties style:row-height="2.868cm" fo:break-before="auto" style:use-optimal-row-height="false"/>
    </style:style>
    <style:style style:name="ro13" style:family="table-row">
      <style:table-row-properties style:row-height="2.605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empora LGC Un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Open Sans1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Ope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row table:style-name="ro1">
          <table:table-cell office:value-type="string" calcext:value-type="string">
            <text:p>Рейтинг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Предмет</text:p>
          </table:table-cell>
          <table:table-cell office:value-type="string" calcext:value-type="string">
            <text:p>Форма обучения</text:p>
          </table:table-cell>
          <table:table-cell office:value-type="string" calcext:value-type="string">
            <text:p>Набор</text:p>
          </table:table-cell>
          <table:table-cell table:style-name="Default" office:value-type="string" calcext:value-type="string">
            <text:p>Время начала</text:p>
          </table:table-cell>
          <table:table-cell office:value-type="string" calcext:value-type="string">
            <text:p>Возраст обучающегося</text:p>
          </table:table-cell>
          <table:table-cell office:value-type="string" calcext:value-type="string">
            <text:p>Местоположение</text:p>
          </table:table-cell>
          <table:table-cell table:style-name="Default"/>
          <table:table-cell office:value-type="string" calcext:value-type="string">
            <text:p>Адаптация под ОВЗ</text:p>
          </table:table-cell>
        </table:table-row>
        <table:table-row table:style-name="ro2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08779/promo" xlink:type="simple">https://stepik.org/course/108779/promo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Любой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Целью курса "Учимся слушать и понимать английскую речь" является формирование и совершенствование навыка восприятия информации на английском языке на слух.</text:p>
          </table:table-cell>
          <table:table-cell office:value-type="string" calcext:value-type="string">
            <text:p>да</text:p>
          </table:table-cell>
        </table:table-row>
        <table:table-row table:style-name="ro3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10317/promo" xlink:type="simple">https://stepik.org/course/110317/promo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12 и больше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Данный курс рассчитан на тех, кто хочет овладеть базовыми знаниями английского языка в короткие сроки. Уровень А1+ (Beginner+elementary) предполагает, что вы можете рассказать о себе, о ваших друзьях и членах семьи. Вы сумеете объясниться на простом уровне с использованием базовых фраз фраз и выражений, прочитать и написать у вас получится короткие простые тексты, например, открытку или письмо для друга. </text:p>
          </table:table-cell>
          <table:table-cell office:value-type="string" calcext:value-type="string">
            <text:p>да</text:p>
          </table:table-cell>
        </table:table-row>
        <table:table-row table:style-name="ro4">
          <table:table-cell office:value-type="string" calcext:value-type="string">
            <text:p>4.7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22455/promo" xlink:type="simple">https://stepik.org/course/122455/promo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Любой</text:p>
          </table:table-cell>
          <table:table-cell office:value-type="string" calcext:value-type="string">
            <text:p>Вязники</text:p>
          </table:table-cell>
          <table:table-cell office:value-type="string" calcext:value-type="string">
            <text:p>Данный курс - Ваш помощник в изучении английского языка. Здесь собраны все правила английской грамматики. Они определены по темам и уровням (от начального до продвинутого). Уроки содержат задания на отработку правил, а именно тестовые задания, табличные, с выбором варианта ответа или свободным ответом</text:p>
          </table:table-cell>
          <table:table-cell office:value-type="string" calcext:value-type="string">
            <text:p>нет</text:p>
          </table:table-cell>
        </table:table-row>
        <table:table-row table:style-name="ro5">
          <table:table-cell office:value-type="string" calcext:value-type="string">
            <text:p>4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04281/promo" xlink:type="simple">https://stepik.org/course/104281/promo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Любой</text:p>
          </table:table-cell>
          <table:table-cell office:value-type="string" calcext:value-type="string">
            <text:p>Гороховец</text:p>
          </table:table-cell>
          <table:table-cell office:value-type="string" calcext:value-type="string">
            <text:p>Это курс для тех, кто хочет начать изучать английский язык даже не зная ничего, прямо с нуля. Будет изучена транскрипция, алфавит, правила чтения, части речи. <text:s/>Далее нам на помощь придёт мини-приложение Англовызов. Эта игра находиться в социальной сети ВКонтакте, которая является крупнейшей социальной сетью в России и странах СНГ. Особенностью этой игры является изучение слов и выражений, которые являются тем минимумом без которого дальнейшее изучение языка будет сложным и трудным.</text:p>
          </table:table-cell>
          <table:table-cell office:value-type="string" calcext:value-type="string">
            <text:p>да</text:p>
          </table:table-cell>
        </table:table-row>
        <table:table-row table:style-name="ro6">
          <table:table-cell office:value-type="string" calcext:value-type="string">
            <text:p>3.6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23435/promo" xlink:type="simple">https://stepik.org/course/123435/promo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Любой</text:p>
          </table:table-cell>
          <table:table-cell office:value-type="string" calcext:value-type="string">
            <text:p>Ковров</text:p>
          </table:table-cell>
          <table:table-cell office:value-type="string" calcext:value-type="string">
            <text:p>Целью курса - научить вас мыслить по-другому, запомнить 3 основных правила и придерживаться их вплоть до уровня Advanced. <text:s text:c="2"/></text:p>
          </table:table-cell>
          <table:table-cell office:value-type="string" calcext:value-type="string">
            <text:p>нет</text:p>
          </table:table-cell>
        </table:table-row>
        <table:table-row table:style-name="ro7">
          <table:table-cell office:value-type="string" calcext:value-type="string">
            <text:p>5.0</text:p>
          </table:table-cell>
          <table:table-cell office:value-type="string" calcext:value-type="string">
            <text:p>Foxford</text:p>
          </table:table-cell>
          <table:table-cell office:value-type="string" calcext:value-type="string">
            <text:p><text:span text:style-name="T1"><text:a xlink:href="https://foxford.ru/courses/8052/landing" xlink:type="simple">https://foxford.ru/courses/8052/landing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table:style-name="Default" office:value-type="string" calcext:value-type="string">
            <text:p>По усмотрению учащегося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Суздаль</text:p>
          </table:table-cell>
          <table:table-cell office:value-type="string" calcext:value-type="string">
            <text:p>Курс позволяет познакомиться с основными темами английского языка уровня Beginner и полюбить этот предмет благодаря игровым механикам, интерактивным упражнениям и ярким аудиовизуальным материалам.</text:p>
          </table:table-cell>
          <table:table-cell office:value-type="string" calcext:value-type="string">
            <text:p>нет</text:p>
          </table:table-cell>
        </table:table-row>
        <table:table-row table:style-name="ro8">
          <table:table-cell office:value-type="string" calcext:value-type="string">
            <text:p>4.4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5482/promo" xlink:type="simple">https://stepik.org/course/5482/promo</text:a></text:span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В материалах курса представлены основные понятия и методы теории информации, этапы развития ЭВМ, виды архитектуры ПК. Также описаны способы представления и обработки информации и данных с использованием программ MicroSoft Office.</text:p>
          </table:table-cell>
          <table:table-cell office:value-type="string" calcext:value-type="string">
            <text:p>нет</text:p>
          </table:table-cell>
        </table:table-row>
        <table:table-row table:style-name="ro9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20862/promo" xlink:type="simple">https://stepik.org/course/120862/promo</text:a></text:span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В данном курсе вы научитесь не только писать код, но и делать это быстро и качественно, а также вы сможете без проблем решать сложные задачи за кратчайшие сроки! <text:s/></text:p>
          </table:table-cell>
          <table:table-cell office:value-type="string" calcext:value-type="string">
            <text:p>нет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55971/promo" xlink:type="simple">https://stepik.org/course/55971/promo</text:a></text:span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Вязники</text:p>
          </table:table-cell>
          <table:table-cell office:value-type="string" calcext:value-type="string">
            <text:p>Вы научитесь писать код быстро и качественно, без проблем будете решать даже самые сложные задачи</text:p>
          </table:table-cell>
          <table:table-cell office:value-type="string" calcext:value-type="string">
            <text:p>нет</text:p>
          </table:table-cell>
        </table:table-row>
        <table:table-row table:style-name="ro10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95704/promo" xlink:type="simple">https://stepik.org/course/95704/promo</text:a></text:span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Гороховец</text:p>
          </table:table-cell>
          <table:table-cell office:value-type="string" calcext:value-type="string">
            <text:p>В этом курсе практика и только практика. Теория,конечно, есть, но только там, где без нее действительно не обойтись. Поэтому, скучно не будет.</text:p>
          </table:table-cell>
          <table:table-cell office:value-type="string" calcext:value-type="string">
            <text:p>нет</text:p>
          </table:table-cell>
        </table:table-row>
        <table:table-row table:style-name="ro7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107779/promo" xlink:type="simple">https://stepik.org/course/107779/promo</text:a></text:span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По усмотрению учащегося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Ковров</text:p>
          </table:table-cell>
          <table:table-cell office:value-type="string" calcext:value-type="string">
            <text:p>Три курса тут собраны в одном и купить их так дешевле, чем по отдельности. Ну, чтобы полезное стало еще и очень-очень приятным. </text:p>
            <text:p>Общая идея курсов – они дополняют друг друга и бесповоротно ставят вас на путь программирования. Даже если вы сюда зашли «только попробовать».</text:p>
          </table:table-cell>
          <table:table-cell office:value-type="string" calcext:value-type="string">
            <text:p>да</text:p>
          </table:table-cell>
        </table:table-row>
        <table:table-row table:style-name="ro11">
          <table:table-cell office:value-type="string" calcext:value-type="string">
            <text:p>5.0</text:p>
          </table:table-cell>
          <table:table-cell office:value-type="string" calcext:value-type="string">
            <text:p>Foxford</text:p>
          </table:table-cell>
          <table:table-cell office:value-type="string" calcext:value-type="string">
            <text:p><text:span text:style-name="T1"><text:a xlink:href="https://stepik.org/course/118518/promo" xlink:type="simple">https://stepik.org/course/118518/promo</text:a></text:span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date" office:date-value="2023-02-07" calcext:value-type="date">
            <text:p>07.02.23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Суздаль</text:p>
          </table:table-cell>
          <table:table-cell office:value-type="string" calcext:value-type="string">
            <text:p>Этот курс предназначен как для людей, которые никогда не изучали языки программирования, так и для тех, кто уже знает язык Java и хочет углубить свои знания и подготовиться к собеседованию на должность Junior разработчика.Этот курс предназначен как для людей, которые никогда не изучали языки программирования, так и для тех, кто уже знает язык Java и хочет углубить свои знания и подготовиться к собеседованию на должность Junior разработчика.</text:p>
          </table:table-cell>
          <table:table-cell office:value-type="string" calcext:value-type="string">
            <text:p>нет</text:p>
          </table:table-cell>
        </table:table-row>
        <table:table-row table:style-name="ro12">
          <table:table-cell office:value-type="string" calcext:value-type="string">
            <text:p>5.0</text:p>
          </table:table-cell>
          <table:table-cell office:value-type="string" calcext:value-type="string">
            <text:p>Foxford</text:p>
          </table:table-cell>
          <table:table-cell office:value-type="string" calcext:value-type="string">
            <text:p><text:span text:style-name="T1"><text:a xlink:href="https://foxford.ru/courses/8052/landing" xlink:type="simple">https://foxford.ru/courses/8052/landing</text:a></text:span>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Закрыт</text:p>
          </table:table-cell>
          <table:table-cell table:style-name="Default" office:value-type="string" calcext:value-type="string">
            <text:p>По усмотрению учащегося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Суздаль</text:p>
          </table:table-cell>
          <table:table-cell table:style-name="ce5" office:value-type="string" calcext:value-type="string">
            <text:p>Курс позволяет познакомиться с основными темами английского языка уровня Beginner и полюбить этот предмет благодаря игровым механикам, интерактивным упражнениям и ярким аудиовизуальным материалам.</text:p>
          </table:table-cell>
          <table:table-cell office:value-type="string" calcext:value-type="string">
            <text:p>нет</text:p>
          </table:table-cell>
        </table:table-row>
        <table:table-row table:style-name="ro13">
          <table:table-cell office:value-type="string" calcext:value-type="string">
            <text:p>5.0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a xlink:href="https://stepik.org/course/5482/promo" xlink:type="simple">https://stepik.org/course/5482/promo</text:a>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office:value-type="date" office:date-value="2023-02-07" calcext:value-type="date">
            <text:p>07.02.23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Суздаль</text:p>
          </table:table-cell>
          <table:table-cell office:value-type="string" calcext:value-type="string">
            <text:p>Программа курса на базовом уровне освещает практические основы программирования. В ходе обучения предстоит решить множество небольших задач, охватывающих основные базовые конструкции языка C#.</text:p>
            <text:p/>
            <text:p/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4">
          <table:table-cell office:value-type="string" calcext:value-type="string">
            <text:p>4.2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a xlink:href="https://stepik.org/course/91639/promo" xlink:type="simple">https://stepik.org/course/91639/promo</text:a>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Заочная</text:p>
          </table:table-cell>
          <table:table-cell office:value-type="string" calcext:value-type="string">
            <text:p>Открыт</text:p>
          </table:table-cell>
          <table:table-cell table:style-name="Default" office:value-type="string" calcext:value-type="string">
            <text:p>По усмотрению учащегося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Цель курса - практическое закрепление знаний, умений и навыков."Умные" тесты выявляют слабые места и подсказывают номера уроков, которые необходимо отработать.</text:p>
          </table:table-cell>
          <table:table-cell office:value-type="string" calcext:value-type="string">
            <text:p>нет</text:p>
          </table:table-cell>
        </table:table-row>
        <table:table-row table:style-name="ro15">
          <table:table-cell office:value-type="string" calcext:value-type="string">
            <text:p>4.2</text:p>
          </table:table-cell>
          <table:table-cell office:value-type="string" calcext:value-type="string">
            <text:p>Stepik</text:p>
          </table:table-cell>
          <table:table-cell office:value-type="string" calcext:value-type="string">
            <text:p><text:span text:style-name="T1"><text:a xlink:href="https://stepik.org/course/83993/promo" xlink:type="simple">https://stepik.org/course/83993/promo</text:a></text:span>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Очная</text:p>
          </table:table-cell>
          <table:table-cell office:value-type="string" calcext:value-type="string">
            <text:p>Открыт</text:p>
          </table:table-cell>
          <table:table-cell table:style-name="Default" office:value-type="string" calcext:value-type="string">
            <text:p>По усмотрению учащегося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Вязники</text:p>
          </table:table-cell>
          <table:table-cell office:value-type="string" calcext:value-type="string">
            <text:p>Мы научим вас программировать роботов, это очень увлекательно и весело!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4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5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.00.0000</text:date>, <text:time style:data-style-name="N2" text:time-value="10:01:51.141874569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26T14:32:21.914637781</meta:creation-date>
    <dc:date>2023-03-27T10:24:46.298776007</dc:date>
    <meta:editing-duration>PT38M51S</meta:editing-duration>
    <meta:editing-cycles>7</meta:editing-cycles>
    <meta:generator>LibreOffice/7.2.4.1$Linux_X86_64 LibreOffice_project/20$Build-1</meta:generator>
    <meta:document-statistic meta:table-count="1" meta:cell-count="186" meta:object-count="0"/>
  </office:meta>
</office:document-meta>
</file>